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Text_20_body">
      <style:text-properties officeooo:paragraph-rsid="001ce025"/>
    </style:style>
    <style:style style:name="P4" style:family="paragraph" style:parent-style-name="Text_20_body">
      <style:text-properties officeooo:rsid="001ce025" officeooo:paragraph-rsid="001ce025"/>
    </style:style>
    <style:style style:name="P5" style:family="paragraph" style:parent-style-name="Text_20_body">
      <style:text-properties officeooo:paragraph-rsid="001d2358"/>
    </style:style>
    <style:style style:name="P6" style:family="paragraph" style:parent-style-name="Text_20_body">
      <style:text-properties officeooo:rsid="001f0d0d" officeooo:paragraph-rsid="001f0d0d"/>
    </style:style>
    <style:style style:name="P7" style:family="paragraph" style:parent-style-name="Standard">
      <style:text-properties style:font-name="Cambria" officeooo:rsid="0018a7fb" officeooo:paragraph-rsid="0018a7fb"/>
    </style:style>
    <style:style style:name="P8" style:family="paragraph" style:parent-style-name="Standard">
      <style:text-properties style:font-name="Cambria" officeooo:rsid="001ce025" officeooo:paragraph-rsid="001ce025"/>
    </style:style>
    <style:style style:name="P9" style:family="paragraph" style:parent-style-name="Standard">
      <style:text-properties style:font-name="Cambria" officeooo:rsid="001d2358" officeooo:paragraph-rsid="001d2358"/>
    </style:style>
    <style:style style:name="P10" style:family="paragraph" style:parent-style-name="StyleTitre">
      <style:text-properties officeooo:rsid="001ce025" officeooo:paragraph-rsid="001ce025"/>
    </style:style>
    <style:style style:name="P11" style:family="paragraph" style:parent-style-name="StyleTitre">
      <style:paragraph-properties fo:text-align="start" style:justify-single-word="false"/>
      <style:text-properties officeooo:rsid="001ce025" officeooo:paragraph-rsid="001ce025"/>
    </style:style>
    <style:style style:name="P12" style:family="paragraph" style:parent-style-name="StyleTitre">
      <style:paragraph-properties fo:text-align="start" style:justify-single-word="false"/>
      <style:text-properties fo:font-size="18pt" officeooo:rsid="001ce025" officeooo:paragraph-rsid="001ce025" style:font-size-asian="18pt" style:font-size-complex="18pt"/>
    </style:style>
    <style:style style:name="P13" style:family="paragraph" style:parent-style-name="StyleTitre">
      <style:paragraph-properties fo:text-align="start" style:justify-single-word="false"/>
      <style:text-properties style:font-name="Cambria" fo:font-size="18pt" officeooo:rsid="001ce025" officeooo:paragraph-rsid="001d2358" style:font-size-asian="18pt" style:font-size-complex="18pt"/>
    </style:style>
    <style:style style:name="P14" style:family="paragraph" style:parent-style-name="StyleTitre">
      <style:paragraph-properties fo:text-align="start" style:justify-single-word="false" fo:break-before="page"/>
      <style:text-properties style:font-name="Cambria"/>
    </style:style>
    <style:style style:name="P15" style:family="paragraph" style:parent-style-name="Text_20_body">
      <style:text-properties officeooo:paragraph-rsid="001f841a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1f8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lentin THOUVENIN</text:p>
      <text:p text:style-name="P3">Clément BELLANGER</text:p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0">Rapport Miler-Rabin</text:p>
      <text:p text:style-name="P2"/>
      <text:p text:style-name="Text_20_body"/>
      <text:p text:style-name="Text_20_body"/>
      <text:p text:style-name="P15"><text:span text:style-name="T3">Dépôt</text:span> <text:span text:style-name="T3">G</text:span>it : <text:a xlink:type="simple" xlink:href="https://github.com/Kleyment/Miler-Rabin" text:style-name="Internet_20_link" text:visited-style-name="Visited_20_Internet_20_Link"><text:span text:style-name="T3">https://github.com/Kleyment/Miler-Rabin</text:span></text:a></text:p>
      <text:p text:style-name="P7">(Explication d<text:span text:style-name="T1">e la compilation dans le README github</text:span>)</text:p>
      <text:p text:style-name="P14"/>
      <text:p text:style-name="P11">Implémentation des fonctions élémentaires</text:p>
      <text:p text:style-name="P11"/>
      <text:p text:style-name="P12">Question 1</text:p>
      <text:p text:style-name="P8">Nous avons choisi d'opter pour le langage java.</text:p>
      <text:p text:style-name="P8">Celui-ci dispose de la librairie BigInteger. Il gère les entiers de très grande taille.</text:p>
      <text:p text:style-name="P8">Il possède la plupart des opérations élémentaires dont :</text:p>
      <text:p text:style-name="P8">add(BigInteger val) : </text:p>
      <text:p text:style-name="P8">subtract(BigInteger val)</text:p>
      <text:p text:style-name="P8">multiply(BigInteger val)<text:line-break/>divide(BigInteger val)</text:p>
      <text:p text:style-name="P8">mod(BigInteger val)</text:p>
      <text:p text:style-name="P8"/>
      <text:p text:style-name="P9">Pour plus de détails : </text:p>
      <text:p text:style-name="P9"><text:a xlink:type="simple" xlink:href="https://docs.oracle.com/javase/8/docs/api/java/math/BigInteger.html" text:style-name="Internet_20_link" text:visited-style-name="Visited_20_Internet_20_Link">https://docs.oracle.com/javase/8/docs/api/java/math/BigInteger.html</text:a></text:p>
      <text:p text:style-name="P9"/>
      <text:p text:style-name="P9"/>
      <text:p text:style-name="P13">Question <text:span text:style-name="T2">2</text:span></text:p>
      <text:p text:style-name="P5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6">On utilisera la bibliothèque Random (BigInteger a un constructeur prenant en paramètres Random et un nombre de bits fixé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02T15:22:19.940000000</dc:date>
    <meta:editing-duration>PT1H56M45S</meta:editing-duration>
    <meta:editing-cycles>1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9" meta:word-count="123" meta:character-count="912" meta:non-whitespace-character-count="806"/>
  </office:meta>
</office:document-meta>
</file>